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fc4" officeooo:paragraph-rsid="001a1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1</text:p>
      <text:p text:style-name="P1">Teste2</text:p>
      <text:p text:style-name="P1">Teste3</text:p>
      <text:p text:style-name="P1">Teste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56:49.779000000</meta:creation-date>
    <dc:date>2015-08-11T15:57:04.935000000</dc:date>
    <meta:editing-duration>PT15S</meta:editing-duration>
    <meta:editing-cycles>1</meta:editing-cycles>
    <meta:document-statistic meta:table-count="0" meta:image-count="0" meta:object-count="0" meta:page-count="1" meta:paragraph-count="4" meta:word-count="4" meta:character-count="24" meta:non-whitespace-character-count="24"/>
    <meta:generator>LibreOffice/4.3.3.2$Windows_x86 LibreOffice_project/9bb7eadab57b6755b1265afa86e04bf45fbfc644</meta:generator>
  </office:meta>
</office:document-meta>
</file>